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weight="bold" officeooo:rsid="00002cc5" officeooo:paragraph-rsid="00002cc5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Arial" fo:font-weight="bold" officeooo:rsid="0000bb8e" officeooo:paragraph-rsid="0000bb8e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fo:font-weight="normal" officeooo:rsid="00002cc5" officeooo:paragraph-rsid="00002cc5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Arial" fo:font-weight="normal" officeooo:rsid="00002cc5" officeooo:paragraph-rsid="0000bb8e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Arial" fo:font-weight="normal" officeooo:rsid="0000bb8e" officeooo:paragraph-rsid="0000bb8e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Arial" fo:font-weight="normal" officeooo:rsid="0003efec" officeooo:paragraph-rsid="0003efec" style:font-weight-asian="normal" style:font-weight-complex="normal"/>
    </style:style>
    <style:style style:name="P7" style:family="paragraph" style:parent-style-name="Standard">
      <style:paragraph-properties fo:margin-left="0.741cm" fo:margin-right="0cm" fo:line-height="150%" fo:text-indent="0cm" style:auto-text-indent="false"/>
      <style:text-properties style:font-name="Arial" fo:font-weight="normal" officeooo:rsid="00002cc5" officeooo:paragraph-rsid="00002cc5" style:font-weight-asian="normal" style:font-weight-complex="normal"/>
    </style:style>
    <style:style style:name="P8" style:family="paragraph" style:parent-style-name="Standard">
      <style:paragraph-properties fo:margin-left="0.741cm" fo:margin-right="0cm" fo:line-height="150%" fo:text-indent="0cm" style:auto-text-indent="false"/>
      <style:text-properties style:font-name="Arial" fo:font-weight="normal" officeooo:rsid="00002cc5" officeooo:paragraph-rsid="0000bb8e" style:font-weight-asian="normal" style:font-weight-complex="normal"/>
    </style:style>
    <style:style style:name="P9" style:family="paragraph" style:parent-style-name="Standard">
      <style:paragraph-properties fo:line-height="150%"/>
      <style:text-properties style:font-name="Arial" fo:font-weight="normal" officeooo:rsid="00002cc5" officeooo:paragraph-rsid="00002cc5" style:font-weight-asian="normal" style:font-weight-complex="normal"/>
    </style:style>
    <style:style style:name="P10" style:family="paragraph" style:parent-style-name="Standard">
      <style:paragraph-properties fo:line-height="150%"/>
      <style:text-properties style:font-name="Arial" fo:font-weight="normal" officeooo:rsid="0000bb8e" officeooo:paragraph-rsid="00082b47" style:font-weight-asian="normal" style:font-weight-complex="normal"/>
    </style:style>
    <style:style style:name="P11" style:family="paragraph" style:parent-style-name="Standard">
      <style:paragraph-properties fo:line-height="150%"/>
      <style:text-properties style:font-name="Arial" fo:font-weight="normal" officeooo:rsid="00082b47" officeooo:paragraph-rsid="00082b47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Arial" fo:font-weight="bold" officeooo:rsid="00002cc5" officeooo:paragraph-rsid="000926bf" style:font-weight-asian="bold" style:font-weight-complex="bold"/>
    </style:style>
    <style:style style:name="P13" style:family="paragraph" style:parent-style-name="Standard">
      <style:paragraph-properties fo:margin-left="0.741cm" fo:margin-right="0cm" fo:line-height="150%" fo:text-indent="0cm" style:auto-text-indent="false"/>
      <style:text-properties style:font-name="Arial" fo:font-weight="normal" officeooo:rsid="00002cc5" officeooo:paragraph-rsid="0000bb8e" style:font-weight-asian="normal" style:font-weight-complex="normal"/>
    </style:style>
    <style:style style:name="T1" style:family="text">
      <style:text-properties officeooo:rsid="0000bb8e"/>
    </style:style>
    <style:style style:name="T2" style:family="text">
      <style:text-properties officeooo:rsid="00066542"/>
    </style:style>
    <style:style style:name="T3" style:family="text">
      <style:text-properties officeooo:rsid="0007bdd0"/>
    </style:style>
    <style:style style:name="T4" style:family="text">
      <style:text-properties officeooo:rsid="00082b47"/>
    </style:style>
    <style:style style:name="T5" style:family="text">
      <style:text-properties officeooo:rsid="000926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# <text:span text:style-name="T5">Weekly</text:span> Scrum</text:p>
      <text:p text:style-name="P3">Date: 2020-01-<text:span text:style-name="T2">30</text:span>, 13:15 – <text:span text:style-name="T5">13:45</text:span></text:p>
      <text:p text:style-name="P3">Participants: Kendra Birringer, Nader Cacace, Steffen Hanzlik</text:p>
      <text:p text:style-name="P6">Absent: Marco Peluso, <text:span text:style-name="T4">Svetozar Stojanovic</text:span> because of illness</text:p>
      <text:p text:style-name="P3"/>
      <text:p text:style-name="P1">## What did you do <text:span text:style-name="T5">last week</text:span>?</text:p>
      <text:p text:style-name="P4">- KB worked on:</text:p>
      <text:p text:style-name="P4"><text:tab/>- <text:span text:style-name="T5">u</text:span>se <text:span text:style-name="T5">c</text:span>ase descriptions<text:tab/></text:p>
      <text:p text:style-name="P4"><text:tab/>- <text:span text:style-name="T5">user stories</text:span></text:p>
      <text:p text:style-name="P4"><text:tab/>- <text:span text:style-name="T3">list of backlog items</text:span></text:p>
      <text:p text:style-name="P3">- NC worked on:</text:p>
      <text:p text:style-name="P7">- <text:span text:style-name="T5">sequence diagrams<text:tab/></text:span></text:p>
      <text:p text:style-name="P7">- <text:span text:style-name="T5">class diagram</text:span></text:p>
      <text:p text:style-name="P4">- SH worked on:</text:p>
      <text:p text:style-name="P8">- <text:span text:style-name="T5">class diagram</text:span></text:p>
      <text:p text:style-name="P8">- <text:span text:style-name="T5">activity diagram</text:span></text:p>
      <text:p text:style-name="P8">- <text:span text:style-name="T4">documentation</text:span></text:p>
      <text:p text:style-name="P3"/>
      <text:p text:style-name="P1">## What do you want to do <text:span text:style-name="T5">this week</text:span>?</text:p>
      <text:p text:style-name="P3">- KB:</text:p>
      <text:p text:style-name="P3"><text:tab/>- <text:span text:style-name="T4">finish backlog item list</text:span></text:p>
      <text:p text:style-name="P3"><text:tab/>- <text:span text:style-name="T1">write protocol for today‘s meeting</text:span></text:p>
      <text:p text:style-name="P3"><text:tab/>- <text:span text:style-name="T5">write documentation</text:span></text:p>
      <text:p text:style-name="P3">- NC:</text:p>
      <text:p text:style-name="P3"><text:tab/>- <text:span text:style-name="T4">work on sequence diagrams</text:span></text:p>
      <text:p text:style-name="P3">- <text:span text:style-name="T1">SH:</text:span></text:p>
      <text:p text:style-name="P3"><text:tab/>- <text:span text:style-name="T5">write documentation</text:span></text:p>
      <text:p text:style-name="P3"/>
      <text:p text:style-name="P2">### Did you encounter any problems?</text:p>
      <text:p text:style-name="P10">- <text:span text:style-name="T4">no cancelation modes in most of the activity diagrams → they should be added</text:span></text:p>
      <text:p text:style-name="P10">- <text:span text:style-name="T5">discrepancies on class diagram → <text:s/>the relations and associations between the classes were discussed</text:span></text:p>
      <text:p text:style-name="P10">- <text:span text:style-name="T5">unclaer, if object diagram should be made <text:s/>→ could be clearified</text:span></text:p>
      <text:p text:style-name="P10"/>
      <text:p text:style-name="P10"/>
      <text:p text:style-name="P10"><text:soft-page-break/><text:tab/></text:p>
      <text:p text:style-name="P5"/>
      <text:p text:style-name="P3"><text:s/><text:span text:style-name="T4">To do:</text:span></text:p>
      <text:p text:style-name="P3">- <text:span text:style-name="T5">write documentation</text:span></text:p>
      <text:p text:style-name="P11">- <text:span text:style-name="T5">edit sequence diagrams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7:33:11.006721223</meta:creation-date>
    <dc:date>2020-01-30T18:05:10.059414424</dc:date>
    <meta:editing-duration>PT4H27M2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161" meta:character-count="907" meta:non-whitespace-character-count="763"/>
  </office:meta>
</office:document-meta>
</file>